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rumbi1" svg:font-family="Karumbi" style:font-pitch="variable"/>
    <style:font-face style:name="Karumbi" svg:font-family="Karumbi" style:font-adornments="黒" style:font-pitch="variable"/>
    <style:font-face style:name="Noto Sans Black" svg:font-family="'Noto Sans Black'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3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Karumbi1" fo:font-size="54pt" style:font-size-asian="54pt" style:font-size-complex="54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loext:graphic-properties draw:fill-color="#ffffff"/>
    </style:style>
    <style:style style:name="T1" style:family="text">
      <style:text-properties style:font-name="Karumbi1"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Noto Sans Light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DATA STRUCTURES</text:span>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2"><text:span text:style-name="T2">- Data Structures Basics</text:span></text:p>
            <text:p text:style-name="P3"><text:span text:style-name="T3">- Algorithms Ba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Introduction to Data Structures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Definition:</text:span><text:span text:style-name="T4"> Data structures are ways of organizing and storing data to perform operations efficiently.</text:span></text:p>
              </text:list-item>
              <text:list-item>
                <text:p><text:span text:style-name="T4"/></text:p>
              </text:list-item>
              <text:list-item>
                <text:p><text:span text:style-name="T2">Common Data Structures:</text:span></text:p>
              </text:list-item>
              <text:list-item>
                <text:p><text:span text:style-name="T4">- Arrays</text:span></text:p>
              </text:list-item>
              <text:list-item>
                <text:p><text:span text:style-name="T4">- Linked Lists</text:span></text:p>
              </text:list-item>
              <text:list-item>
                <text:p><text:span text:style-name="T4">- Stacks</text:span></text:p>
                <text:p><text:span text:style-name="T4">- Que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0.9cm" svg:y="5cm" presentation:class="outline" presentation:user-transformed="true">
          <draw:text-box>
            <text:list text:style-name="L3">
              <text:list-item>
                <text:p>Arrays:</text:p>
              </text:list-item>
              <text:list-item>
                <text:p><text:span text:style-name="T2">&gt; </text:span><text:span text:style-name="T4">Accessing elements by index</text:span></text:p>
              </text:list-item>
              <text:list-item>
                <text:p><text:span text:style-name="T2">&gt; </text:span><text:span text:style-name="T4">Insertion and deletion</text:span></text:p>
              </text:list-item>
              <text:list-item>
                <text:p>Linked Lists:</text:p>
              </text:list-item>
              <text:list-item>
                <text:p><text:span text:style-name="T4">&gt; Insertion and deletion</text:span></text:p>
              </text:list-item>
              <text:list-item>
                <text:p><text:span text:style-name="T4">&gt; Traversal</text:span></text:p>
              </text:list-item>
              <text:list-item>
                <text:p>Stacks:</text:p>
              </text:list-item>
              <text:list-item>
                <text:p><text:span text:style-name="T4">&gt; Push and pop (for Stacks)</text:span></text:p>
              </text:list-item>
            </text:list>
            <text:list text:style-name="L4">
              <text:list-item>
                <text:p text:style-name="P7"><text:span text:style-name="T2">Queues:</text:span></text:p>
              </text:list-item>
            </text:list>
            <text:list text:style-name="L3">
              <text:list-item>
                <text:p><text:span text:style-name="T4">&gt; Enqueue and dequeue (for Queues)</text:span></text:p>
              </text:list-item>
            </text:list>
          </draw:text-box>
        </draw:frame>
        <draw:frame presentation:style-name="pr4" draw:layer="layout" svg:width="26cm" svg:height="2.5cm" svg:x="1cm" svg:y="1cm" presentation:class="title">
          <draw:text-box>
            <text:p>Key Operations on Data Structu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 to Algorithms</text:p>
          </draw:text-box>
        </draw:frame>
        <draw:frame presentation:style-name="pr5" draw:layer="layout" svg:width="25.5cm" svg:height="13cm" svg:x="1cm" svg:y="5.1cm" presentation:class="outline" presentation:user-transformed="true">
          <draw:text-box>
            <text:list text:style-name="L3">
              <text:list-item>
                <text:p>Definition: <text:span text:style-name="T4">Algorithms are step-by-step procedures or </text:span><text:span text:style-name="T4">formulas for solving problems.</text:span></text:p>
              </text:list-item>
              <text:list-item>
                <text:p><text:span text:style-name="T4"/></text:p>
              </text:list-item>
              <text:list-item>
                <text:p>Basic Sorting Algorithms:</text:p>
              </text:list-item>
              <text:list-item>
                <text:p>&gt; <text:span text:style-name="T4">Bubble Sort</text:span></text:p>
              </text:list-item>
              <text:list-item>
                <text:p>&gt; <text:span text:style-name="T4">Selection Sort</text:span></text:p>
              </text:list-item>
              <text:list-item>
                <text:p><text:span text:style-name="T4"/></text:p>
              </text:list-item>
              <text:list-item>
                <text:p>Basic Searching Algorithms:</text:p>
              </text:list-item>
              <text:list-item>
                <text:p>&gt; <text:span text:style-name="T4">Linear Search</text:span></text:p>
              </text:list-item>
              <text:list-item>
                <text:p>&gt; <text:span text:style-name="T4">Binary Search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rumbi1" svg:font-family="Karumbi" style:font-pitch="variable"/>
    <style:font-face style:name="Karumbi" svg:font-family="Karumbi" style:font-adornments="黒" style:font-pitch="variable"/>
    <style:font-face style:name="Noto Sans Black" svg:font-family="'Noto Sans Black'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3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3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0T07:19:10.426046356</meta:creation-date>
    <meta:editing-duration>PT1H43M55S</meta:editing-duration>
    <meta:editing-cycles>7</meta:editing-cycles>
    <meta:generator>LibreOffice/6.4.7.2$Linux_X86_64 LibreOffice_project/40$Build-2</meta:generator>
    <dc:title>Alizarin</dc:title>
    <dc:date>2023-12-28T22:13:56.178168986</dc:date>
    <meta:document-statistic meta:object-count="53"/>
  </office:meta>
</office:document-meta>
</file>